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4.881cm"/>
    </style:style>
    <style:style style:name="co5" style:family="table-column">
      <style:table-column-properties fo:break-before="auto" style:column-width="4.034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849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4.452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2.953cm"/>
    </style:style>
    <style:style style:name="co14" style:family="table-column">
      <style:table-column-properties fo:break-before="auto" style:column-width="3.528cm"/>
    </style:style>
    <style:style style:name="co15" style:family="table-column">
      <style:table-column-properties fo:break-before="auto" style:column-width="2.806cm"/>
    </style:style>
    <style:style style:name="co16" style:family="table-column">
      <style:table-column-properties fo:break-before="auto" style:column-width="6.163cm"/>
    </style:style>
    <style:style style:name="co17" style:family="table-column">
      <style:table-column-properties fo:break-before="auto" style:column-width="1.411cm"/>
    </style:style>
    <style:style style:name="co18" style:family="table-column">
      <style:table-column-properties fo:break-before="auto" style:column-width="3.069cm"/>
    </style:style>
    <style:style style:name="co19" style:family="table-column">
      <style:table-column-properties fo:break-before="auto" style:column-width="3.935cm"/>
    </style:style>
    <style:style style:name="co20" style:family="table-column">
      <style:table-column-properties fo:break-before="auto" style:column-width="3.41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9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5cm" fo:break-before="auto" style:use-optimal-row-height="true"/>
    </style:style>
    <style:style style:name="ro8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e6e6e6" fo:border="0.06pt solid #000000"/>
    </style:style>
    <style:style style:name="ce1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cm"/>
      <style:text-properties fo:color="#212121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212121" style:font-name="DejaVu Sans" fo:font-size="16pt" fo:language="none" fo:country="none" fo:font-weight="bold" style:font-name-asian="DejaVu Sans" style:font-size-asian="16pt" style:language-asian="none" style:country-asian="none" style:font-weight-asian="bold" style:font-name-complex="DejaVu Sans" style:font-size-complex="16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e6e6ff" fo:border="0.06pt solid #000000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cm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 style:data-style-name="N0">
      <style:table-cell-properties fo:border-bottom="0.06pt solid #000000" fo:background-color="#00ff00" fo:border-left="none" fo:border-right="0.06pt solid #000000" fo:border-top="0.06pt solid #000000"/>
    </style:style>
    <style:style style:name="ce38" style:family="table-cell" style:parent-style-name="Default">
      <style:table-cell-properties fo:border="none"/>
    </style:style>
    <style:style style:name="gr1" style:family="graphic">
      <style:graphic-properties draw:stroke="none" draw:fill="none" draw:ole-draw-aspect="1" style:protect="position size"/>
    </style:style>
    <style:style style:name="gr2" style:family="graphic">
      <style:graphic-properties draw:stroke="none" draw:fill="none" draw:fill-color="#ffff00" draw:ole-draw-aspect="1" style:protect="position siz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text-position="sub" style:font-size-asian="10pt" style:font-size-complex="10pt" style:font-weight-asian="normal" style:font-weight-complex="normal"/>
    </style:style>
    <style:style style:name="T4" style:family="text">
      <style:text-properties fo:font-weight="normal" style:text-position="sub" style:font-weight-asian="normal" style:font-weight-complex="normal"/>
    </style:style>
  </office:automatic-styles>
  <office:body>
    <office:spreadsheet>
      <table:table table:name="Step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aximum Current Calibration</text:p>
          </table:table-cell>
          <table:covered-table-cell table:number-columns-repeated="12" table:style-name="ce3"/>
          <table:table-cell table:style-name="ce3"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Set Voltage Source to <text:span text:style-name="T1">5V</text:span> / <text:span text:style-name="T1">&gt;=8A</text:span>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<text:span text:style-name="T2">m</text:span>A<text:span text:style-name="T3">max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7845" calcext:value-type="float">
            <text:p>7845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static const float <text:s text:c="8"/>CURRENT_MAXIMUM <text:s text:c="12"/>= </text:p>
          </table:table-cell>
          <table:covered-table-cell table:number-columns-repeated="3" table:style-name="ce7"/>
          <table:table-cell table:style-name="ce8" table:formula="of:=CONCATENATE([.D5]/1000;&quot;;&quot;)" office:value-type="string" office:string-value="7,845;" calcext:value-type="string">
            <text:p>7,845;</text:p>
          </table:table-cell>
          <table:table-cell table:number-columns-repeated="1018"/>
        </table:table-row>
      </table:table>
      <table:table table:name="Step 2" table:style-name="ta1">
        <table:shapes>
          <draw:frame draw:z-index="0" draw:style-name="gr1" svg:width="15.999cm" svg:height="8.999cm" svg:x="11.334cm" svg:y="2.428cm">
            <draw:object draw:notify-on-update-of-ranges="'Step 2'.C7:'Step 2'.C33 'Step 2'.B7:'Step 2'.B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9" office:value-type="string" calcext:value-type="string" table:number-columns-spanned="12" table:number-rows-spanned="1">
            <text:p>Voltage Calibration Step</text:p>
          </table:table-cell>
          <table:covered-table-cell table:number-columns-repeated="11"/>
        </table:table-row>
        <table:table-row table:style-name="ro2" table:number-rows-repeated="2">
          <table:table-cell table:style-name="ce10"/>
          <table:table-cell table:number-columns-repeated="11"/>
        </table:table-row>
        <table:table-row table:style-name="ro3">
          <table:table-cell table:style-name="ce2" office:value-type="string" calcext:value-type="string">
            <text:p>Set Current to <text:span text:style-name="T1">0mA</text:span>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5">
          <table:table-cell/>
          <table:table-cell table:style-name="ce5" office:value-type="string" calcext:value-type="string">
            <text:p>V<text:span text:style-name="T4">set</text:span></text:p>
          </table:table-cell>
          <table:table-cell table:style-name="ce5" office:value-type="string" calcext:value-type="string">
            <text:p>V<text:span text:style-name="T4">read</text:span><text:span text:style-name="T2"> LCD/Term.</text:span></text:p>
          </table:table-cell>
          <table:table-cell table:number-columns-repeated="9"/>
        </table:table-row>
        <table:table-row table:style-name="ro2">
          <table:table-cell/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0055" calcext:value-type="float">
            <text:p>0,0055</text:p>
          </table:table-cell>
          <table:table-cell table:number-columns-repeated="9"/>
        </table:table-row>
        <table:table-row table:style-name="ro2">
          <table:table-cell/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0.014" calcext:value-type="float">
            <text:p>0,014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039" calcext:value-type="float">
            <text:p>0,039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805" calcext:value-type="float">
            <text:p>0,080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1635" calcext:value-type="float">
            <text:p>0,163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247" calcext:value-type="float">
            <text:p>0,247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0.33" calcext:value-type="float">
            <text:p>0,33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4135" calcext:value-type="float">
            <text:p>0,413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0.496" calcext:value-type="float">
            <text:p>0,496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5795" calcext:value-type="float">
            <text:p>0,579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0.6625" calcext:value-type="float">
            <text:p>0,662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float" office:value="0.746" calcext:value-type="float">
            <text:p>0,746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8295" calcext:value-type="float">
            <text:p>0,829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.9125" calcext:value-type="float">
            <text:p>0,912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9955" calcext:value-type="float">
            <text:p>0,995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.079" calcext:value-type="float">
            <text:p>1,079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.1625" calcext:value-type="float">
            <text:p>1,162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.2455" calcext:value-type="float">
            <text:p>1,245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.3285" calcext:value-type="float">
            <text:p>1,328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.4115" calcext:value-type="float">
            <text:p>1,4115</text:p>
          </table:table-cell>
          <table:table-cell/>
          <table:table-cell table:style-name="ce14" office:value-type="string" calcext:value-type="string">
            <text:p>Slope =</text:p>
          </table:table-cell>
          <table:table-cell table:style-name="ce18" table:formula="of:=SLOPE([.B7:.B33];[.C7:.C33])" office:value-type="float" office:value="12.0164739328314" calcext:value-type="float">
            <text:p>12,0164739328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B7:.B33];[.C7:.C33])" office:value-type="float" office:value="0.0341809173787659" calcext:value-type="float">
            <text:p>0,034180917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float" office:value="1.4955" calcext:value-type="float">
            <text:p>1,495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.5785" calcext:value-type="float">
            <text:p>1,5785</text:p>
          </table:table-cell>
          <table:table-cell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19"/>
          <table:table-cell table:style-name="ce20" table:formula="of:=CONCATENATE(&quot;:CAL:V:&quot;;ROUND([.F26];10);&quot;,&quot;;ROUND([.I26]; 10))" office:value-type="string" office:string-value=":CAL:V:12,0164739328,0,0341809174" calcext:value-type="string" table:number-columns-spanned="3" table:number-rows-spanned="1">
            <text:p>:CAL:V:12,0164739328,0,0341809174</text:p>
          </table:table-cell>
          <table:covered-table-cell table:style-name="ce19"/>
          <table:covered-table-cell table:style-name="ce21"/>
          <table:table-cell table:number-columns-repeated="3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6615" calcext:value-type="float">
            <text:p>1,6615</text:p>
          </table:table-cell>
          <table:table-cell table:number-columns-repeated="9"/>
        </table:table-row>
        <table:table-row table:style-name="ro2">
          <table:table-cell/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.745" calcext:value-type="float">
            <text:p>1,745</text:p>
          </table:table-cell>
          <table:table-cell/>
          <table:table-cell table:style-name="ce16"/>
          <table:table-cell table:style-name="ce16" table:number-columns-spanned="4" table:number-rows-spanned="1"/>
          <table:covered-table-cell table:number-columns-repeated="3" table:style-name="ce17"/>
          <table:table-cell table:style-name="ce17"/>
          <table:table-cell table:number-columns-repeated="2"/>
        </table:table-row>
        <table:table-row table:style-name="ro2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float" office:value="1.8275" calcext:value-type="float">
            <text:p>1,8275</text:p>
          </table:table-cell>
          <table:table-cell/>
          <table:table-cell table:style-name="ce17" table:number-columns-repeated="6"/>
          <table:table-cell table:number-columns-repeated="2"/>
        </table:table-row>
        <table:table-row table:style-name="ro2">
          <table:table-cell/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.9115" calcext:value-type="float">
            <text:p>1,9115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.9945" calcext:value-type="float">
            <text:p>1,9945</text:p>
          </table:table-cell>
          <table:table-cell table:number-columns-repeated="9"/>
        </table:table-row>
        <table:table-row table:style-name="ro6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6" table:number-rows-repeated="1048538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Step 3" table:style-name="ta1">
        <table:shapes>
          <draw:frame draw:z-index="0" draw:style-name="gr1" svg:width="15.999cm" svg:height="8.999cm" svg:x="11.63cm" svg:y="2.473cm">
            <draw:object draw:notify-on-update-of-ranges="'Step 3'.C7:'Step 3'.C25 'Step 3'.B7:'Step 3'.B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 table:number-columns-spanned="11" table:number-rows-spanned="1">
            <text:p>Current Calibration Step</text:p>
          </table:table-cell>
          <table:covered-table-cell table:number-columns-repeated="10" table:style-name="ce24"/>
          <table:table-cell table:style-name="ce24" table:number-columns-repeated="1012"/>
        </table:table-row>
        <table:table-row table:style-name="ro2" table:number-rows-repeated="2">
          <table:table-cell table:style-name="ce23"/>
          <table:table-cell table:style-name="ce24" table:number-columns-repeated="1022"/>
        </table:table-row>
        <table:table-row table:style-name="ro3">
          <table:table-cell table:style-name="ce2" office:value-type="string" calcext:value-type="string">
            <text:p>Set Voltage Source to <text:span text:style-name="T1">5V</text:span></text:p>
          </table:table-cell>
          <table:table-cell table:style-name="ce24" table:number-columns-repeated="1022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7">
          <table:table-cell/>
          <table:table-cell table:style-name="ce5" office:value-type="string" calcext:value-type="string">
            <text:p>A<text:span text:style-name="T2"> Amp-Meter</text:span></text:p>
          </table:table-cell>
          <table:table-cell table:style-name="ce5" office:value-type="string" calcext:value-type="string">
            <text:p>A<text:span text:style-name="T2"> LCD/Term.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5" calcext:value-type="float">
            <text:p>0,05</text:p>
          </table:table-cell>
          <table:table-cell office:value-type="float" office:value="0.035" calcext:value-type="float">
            <text:p>0,03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0.116" calcext:value-type="float">
            <text:p>0,116</text:p>
          </table:table-cell>
          <table:table-cell table:style-name="ce13" office:value-type="float" office:value="0.093" calcext:value-type="float">
            <text:p>0,0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5" calcext:value-type="float">
            <text:p>0,305</text:p>
          </table:table-cell>
          <table:table-cell office:value-type="float" office:value="0.297" calcext:value-type="float">
            <text:p>0,297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0.508" calcext:value-type="float">
            <text:p>0,508</text:p>
          </table:table-cell>
          <table:table-cell table:style-name="ce13" office:value-type="float" office:value="0.507" calcext:value-type="float">
            <text:p>0,50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02" calcext:value-type="float">
            <text:p>0,802</text:p>
          </table:table-cell>
          <table:table-cell office:value-type="float" office:value="0.815" calcext:value-type="float">
            <text:p>0,81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1.034" calcext:value-type="float">
            <text:p>1,034</text:p>
          </table:table-cell>
          <table:table-cell table:style-name="ce13" office:value-type="float" office:value="1.055" calcext:value-type="float">
            <text:p>1,0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03" calcext:value-type="float">
            <text:p>1,403</text:p>
          </table:table-cell>
          <table:table-cell office:value-type="float" office:value="1.439" calcext:value-type="float">
            <text:p>1,439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1.802" calcext:value-type="float">
            <text:p>1,802</text:p>
          </table:table-cell>
          <table:table-cell table:style-name="ce13" office:value-type="float" office:value="1.855" calcext:value-type="float">
            <text:p>1,8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016" calcext:value-type="float">
            <text:p>2,016</text:p>
          </table:table-cell>
          <table:table-cell office:value-type="float" office:value="2.079" calcext:value-type="float">
            <text:p>2,079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2.401" calcext:value-type="float">
            <text:p>2,401</text:p>
          </table:table-cell>
          <table:table-cell table:style-name="ce13" office:value-type="float" office:value="2.479" calcext:value-type="float">
            <text:p>2,4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817" calcext:value-type="float">
            <text:p>2,817</text:p>
          </table:table-cell>
          <table:table-cell office:value-type="float" office:value="2.91" calcext:value-type="float">
            <text:p>2,91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3.012" calcext:value-type="float">
            <text:p>3,012</text:p>
          </table:table-cell>
          <table:table-cell table:style-name="ce13" office:value-type="float" office:value="3.116" calcext:value-type="float">
            <text:p>3,1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.024" calcext:value-type="float">
            <text:p>4,024</text:p>
          </table:table-cell>
          <table:table-cell office:value-type="float" office:value="4.17" calcext:value-type="float">
            <text:p>4,17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4.501" calcext:value-type="float">
            <text:p>4,501</text:p>
          </table:table-cell>
          <table:table-cell table:style-name="ce13" office:value-type="float" office:value="4.669" calcext:value-type="float">
            <text:p>4,6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014" calcext:value-type="float">
            <text:p>5,014</text:p>
          </table:table-cell>
          <table:table-cell office:value-type="float" office:value="5.205" calcext:value-type="float">
            <text:p>5,205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float" office:value="6.015" calcext:value-type="float">
            <text:p>6,015</text:p>
          </table:table-cell>
          <table:table-cell table:style-name="ce13" office:value-type="float" office:value="6.246" calcext:value-type="float">
            <text:p>6,246</text:p>
          </table:table-cell>
          <table:table-cell table:number-columns-repeated="1020"/>
        </table:table-row>
        <table:table-row table:style-name="ro2">
          <table:table-cell/>
          <table:table-cell table:style-name="ce25" office:value-type="float" office:value="7.071" calcext:value-type="float">
            <text:p>7,071</text:p>
          </table:table-cell>
          <table:table-cell table:style-name="ce25" office:value-type="float" office:value="7.349" calcext:value-type="float">
            <text:p>7,349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float" office:value="7.512" calcext:value-type="float">
            <text:p>7,512</text:p>
          </table:table-cell>
          <table:table-cell table:style-name="ce26" office:value-type="float" office:value="7.802" calcext:value-type="float">
            <text:p>7,802</text:p>
          </table:table-cell>
          <table:table-cell table:number-columns-repeated="1020"/>
        </table:table-row>
        <table:table-row table:style-name="ro2">
          <table:table-cell/>
          <table:table-cell table:style-name="ce25" office:value-type="float" office:value="7.686" calcext:value-type="float">
            <text:p>7,686</text:p>
          </table:table-cell>
          <table:table-cell table:style-name="ce25" office:value-type="float" office:value="7.984" calcext:value-type="float">
            <text:p>7,984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>
            <text:p>Slope =</text:p>
          </table:table-cell>
          <table:table-cell table:style-name="ce18" table:formula="of:=SLOPE([.B7:.B25];[.C7:.C25])" office:value-type="float" office:value="0.959760149744204" calcext:value-type="float">
            <text:p>0,9597601497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B7:.B25];[.C7:.C25])" office:value-type="float" office:value="0.021190326296034" calcext:value-type="float">
            <text:p>0,0211903263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/>
          <table:table-cell table:style-name="ce27" table:formula="of:=CONCATENATE(&quot;:CAL:C:&quot;;ROUND([.E27];10);&quot;,&quot;;ROUND([.H27];10))" office:value-type="string" office:string-value=":CAL:C:0,9597601497,0,0211903263" calcext:value-type="string" table:number-columns-spanned="4" table:number-rows-spanned="1">
            <text:p>:CAL:C:0,9597601497,0,0211903263</text:p>
          </table:table-cell>
          <table:covered-table-cell table:number-columns-repeated="2" table:style-name="ce19"/>
          <table:covered-table-cell table:style-name="ce21"/>
          <table:table-cell table:number-columns-repeated="1014"/>
        </table:table-row>
      </table:table>
      <table:table table:name="Step 4" table:style-name="ta1">
        <table:shapes>
          <draw:frame draw:z-index="0" draw:style-name="gr2" svg:width="15.999cm" svg:height="8.999cm" svg:x="10.564cm" svg:y="2.474cm">
            <draw:object draw:notify-on-update-of-ranges="'Step 4'.D7:'Step 4'.D56 'Step 4'.C7:'Step 4'.C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column table:style-name="co2" table:default-cell-style-name="Default"/>
        <table:table-column table:style-name="co2" table:number-columns-repeated="2" table:default-cell-style-name="ce26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table:style-name="ce28" office:value-type="string" calcext:value-type="string" table:number-columns-spanned="13" table:number-rows-spanned="1">
            <text:p>DAC Calibration Step</text:p>
          </table:table-cell>
          <table:covered-table-cell/>
          <table:covered-table-cell table:number-columns-repeated="2" table:style-name="Default"/>
          <table:covered-table-cell table:number-columns-repeated="9"/>
        </table:table-row>
        <table:table-row table:style-name="ro2" table:number-rows-repeated="2">
          <table:table-cell table:style-name="ce29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30" office:value-type="string" calcext:value-type="string">
            <text:p>Use an <text:span text:style-name="T1">Amp-Meter</text:span>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8">
          <table:table-cell table:number-columns-repeated="2"/>
          <table:table-cell table:style-name="ce31" office:value-type="string" calcext:value-type="string">
            <text:p>Steps</text:p>
          </table:table-cell>
          <table:table-cell table:style-name="ce32" office:value-type="string" calcext:value-type="string">
            <text:p><text:span text:style-name="T2">m</text:span>A<text:span text:style-name="T4">read</text:span>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6.92" calcext:value-type="float">
            <text:p>6,9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,4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.3" calcext:value-type="float">
            <text:p>28,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3.95" calcext:value-type="float">
            <text:p>63,9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.83" calcext:value-type="float">
            <text:p>81,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9.2" calcext:value-type="float">
            <text:p>119,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39.55" calcext:value-type="float">
            <text:p>139,5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9.74" calcext:value-type="float">
            <text:p>179,7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64.88" calcext:value-type="float">
            <text:p>364,8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48" calcext:value-type="float">
            <text:p>74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132" calcext:value-type="float">
            <text:p>113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322" calcext:value-type="float">
            <text:p>132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1517" calcext:value-type="float">
            <text:p>151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713" calcext:value-type="float">
            <text:p>171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902" calcext:value-type="float">
            <text:p>190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2092" calcext:value-type="float">
            <text:p>209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283" calcext:value-type="float">
            <text:p>22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479" calcext:value-type="float">
            <text:p>2479</text:p>
          </table:table-cell>
          <table:table-cell/>
          <table:table-cell table:style-name="ce14" office:value-type="string" calcext:value-type="string">
            <text:p>Slope =</text:p>
          </table:table-cell>
          <table:table-cell table:style-name="ce18" table:formula="of:=SLOPE([.C7:.C56];[.D7:.D56])" office:value-type="float" office:value="0.522215448015315" calcext:value-type="float">
            <text:p>0,522215448</text:p>
          </table:table-cell>
          <table:table-cell/>
          <table:table-cell table:style-name="ce14" office:value-type="string" calcext:value-type="string">
            <text:p>Offset =</text:p>
          </table:table-cell>
          <table:table-cell table:style-name="ce18" table:formula="of:=INTERCEPT([.C7:.C56];[.D7:.D56])" office:value-type="float" office:value="7.44690883987369" calcext:value-type="float">
            <text:p>7,446908839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2670" calcext:value-type="float">
            <text:p>267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858" calcext:value-type="float">
            <text:p>285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3051" calcext:value-type="float">
            <text:p>305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3242" calcext:value-type="float">
            <text:p>3242</text:p>
          </table:table-cell>
          <table:table-cell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33"/>
          <table:table-cell table:style-name="ce27" table:formula="of:=CONCATENATE(&quot;:CAL:D:&quot;;ROUND([.G27];10);&quot;,&quot;;ROUND([.J27];10))" office:value-type="string" office:string-value=":CAL:D:0,522215448,7,4469088399" calcext:value-type="string" table:number-columns-spanned="4" table:number-rows-spanned="1">
            <text:p>:CAL:D:0,522215448,7,4469088399</text:p>
          </table:table-cell>
          <table:covered-table-cell table:number-columns-repeated="3" table:style-name="ce6"/>
          <table:table-cell table:number-columns-repeated="2"/>
        </table:table-row>
        <table:table-row table:style-name="ro2">
          <table:table-cell table:number-columns-repeated="2"/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3434" calcext:value-type="float">
            <text:p>343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623" calcext:value-type="float">
            <text:p>362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3815" calcext:value-type="float">
            <text:p>381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4198" calcext:value-type="float">
            <text:p>419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387" calcext:value-type="float">
            <text:p>438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400" calcext:value-type="float">
            <text:p>2400</text:p>
          </table:table-cell>
          <table:table-cell table:style-name="ce6" office:value-type="float" office:value="4577" calcext:value-type="float">
            <text:p>457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4770" calcext:value-type="float">
            <text:p>477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4959" calcext:value-type="float">
            <text:p>495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5147" calcext:value-type="float">
            <text:p>514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2800" calcext:value-type="float">
            <text:p>2800</text:p>
          </table:table-cell>
          <table:table-cell table:style-name="ce6" office:value-type="float" office:value="5340" calcext:value-type="float">
            <text:p>534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5534" calcext:value-type="float">
            <text:p>553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5725" calcext:value-type="float">
            <text:p>5725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5919" calcext:value-type="float">
            <text:p>5919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6112" calcext:value-type="float">
            <text:p>611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303" calcext:value-type="float">
            <text:p>6303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6499" calcext:value-type="float">
            <text:p>649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6692" calcext:value-type="float">
            <text:p>669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600" calcext:value-type="float">
            <text:p>3600</text:p>
          </table:table-cell>
          <table:table-cell table:style-name="ce6" office:value-type="float" office:value="6883" calcext:value-type="float">
            <text:p>688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7075" calcext:value-type="float">
            <text:p>707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3800" calcext:value-type="float">
            <text:p>3800</text:p>
          </table:table-cell>
          <table:table-cell table:style-name="ce6" office:value-type="float" office:value="7266" calcext:value-type="float">
            <text:p>7266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7458" calcext:value-type="float">
            <text:p>745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649" calcext:value-type="float">
            <text:p>764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4050" calcext:value-type="float">
            <text:p>4050</text:p>
          </table:table-cell>
          <table:table-cell office:value-type="float" office:value="7747" calcext:value-type="float">
            <text:p>774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7831" calcext:value-type="float">
            <text:p>7831</text:p>
          </table:table-cell>
          <table:table-cell table:number-columns-repeated="9"/>
        </table:table-row>
      </table:table>
      <table:table table:name="Step 5" table:style-name="ta1">
        <table:table-column table:style-name="co16" table:default-cell-style-name="ce17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ce36"/>
        <table:table-column table:style-name="co2" table:default-cell-style-name="ce17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oltage Drop Calibration Step</text:p>
          </table:table-cell>
          <table:covered-table-cell table:number-columns-repeated="6"/>
          <table:covered-table-cell table:number-columns-repeated="4" table:style-name="Default"/>
          <table:covered-table-cell table:number-columns-repeated="2"/>
          <table:table-cell table:number-columns-repeated="1011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3">
          <table:table-cell table:style-name="ce30" office:value-type="string" calcext:value-type="string">
            <text:p>Use an <text:span text:style-name="T1">Amp-meter</text:span> and a <text:span text:style-name="T1">Volt-meter</text:span></text:p>
          </table:table-cell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7">
          <table:table-cell table:style-name="Default"/>
          <table:table-cell/>
          <table:table-cell table:style-name="ce34" office:value-type="string" calcext:value-type="string">
            <text:p>m<text:span text:style-name="T1">A</text:span></text:p>
          </table:table-cell>
          <table:table-cell table:style-name="ce34" office:value-type="string" calcext:value-type="string">
            <text:p>m<text:span text:style-name="T1">V</text:span> meter</text:p>
          </table:table-cell>
          <table:table-cell table:style-name="ce34" office:value-type="string" calcext:value-type="string">
            <text:p>m<text:span text:style-name="T1">V</text:span> LCD/Term.</text:p>
          </table:table-cell>
          <table:table-cell table:style-name="ce34" office:value-type="string" calcext:value-type="string">
            <text:p>Diff</text:p>
          </table:table-cell>
          <table:table-cell table:style-name="ce34" office:value-type="string" calcext:value-type="string">
            <text:p>Diff / Step</text:p>
          </table:table-cell>
          <table:table-cell table:style-name="ce38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17"/>
          <table:table-cell table:style-name="ce25" office:value-type="float" office:value="506" calcext:value-type="float">
            <text:p>506</text:p>
          </table:table-cell>
          <table:table-cell table:style-name="ce25" office:value-type="float" office:value="4992" calcext:value-type="float">
            <text:p>4992</text:p>
          </table:table-cell>
          <table:table-cell table:style-name="ce25" office:value-type="float" office:value="4986" calcext:value-type="float">
            <text:p>4986</text:p>
          </table:table-cell>
          <table:table-cell table:style-name="ce25" table:formula="of:=[.D6]-[.E6]" office:value-type="float" office:value="6" calcext:value-type="float">
            <text:p>6</text:p>
          </table:table-cell>
          <table:table-cell table:style-name="ce25" table:formula="of:=[.F6]/[.C6]" office:value-type="float" office:value="0.0118577075098814" calcext:value-type="float">
            <text:p>0,0118577075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6" office:value-type="float" office:value="1007" calcext:value-type="float">
            <text:p>1007</text:p>
          </table:table-cell>
          <table:table-cell table:style-name="ce26" office:value-type="float" office:value="4916" calcext:value-type="float">
            <text:p>4916</text:p>
          </table:table-cell>
          <table:table-cell table:style-name="ce26" office:value-type="float" office:value="4902" calcext:value-type="float">
            <text:p>4902</text:p>
          </table:table-cell>
          <table:table-cell table:style-name="ce26" table:formula="of:=[.D7]-[.E7]" office:value-type="float" office:value="14" calcext:value-type="float">
            <text:p>14</text:p>
          </table:table-cell>
          <table:table-cell table:style-name="ce26" table:formula="of:=[.F7]/[.C7]" office:value-type="float" office:value="0.0139026812313803" calcext:value-type="float">
            <text:p>0,0139026812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4764" calcext:value-type="float">
            <text:p>4764</text:p>
          </table:table-cell>
          <table:table-cell table:style-name="ce25" office:value-type="float" office:value="4734" calcext:value-type="float">
            <text:p>4734</text:p>
          </table:table-cell>
          <table:table-cell table:style-name="ce25" table:formula="of:=[.D8]-[.E8]" office:value-type="float" office:value="30" calcext:value-type="float">
            <text:p>30</text:p>
          </table:table-cell>
          <table:table-cell table:style-name="ce25" table:formula="of:=[.F8]/[.C8]" office:value-type="float" office:value="0.0149476831091181" calcext:value-type="float">
            <text:p>0,0149476831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6" office:value-type="float" office:value="3003" calcext:value-type="float">
            <text:p>3003</text:p>
          </table:table-cell>
          <table:table-cell table:style-name="ce26" office:value-type="float" office:value="4612" calcext:value-type="float">
            <text:p>4612</text:p>
          </table:table-cell>
          <table:table-cell table:style-name="ce26" office:value-type="float" office:value="4565" calcext:value-type="float">
            <text:p>4565</text:p>
          </table:table-cell>
          <table:table-cell table:style-name="ce26" table:formula="of:=[.D9]-[.E9]" office:value-type="float" office:value="47" calcext:value-type="float">
            <text:p>47</text:p>
          </table:table-cell>
          <table:table-cell table:style-name="ce26" table:formula="of:=[.F9]/[.C9]" office:value-type="float" office:value="0.0156510156510157" calcext:value-type="float">
            <text:p>0,0156510157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5" office:value-type="float" office:value="4016" calcext:value-type="float">
            <text:p>4016</text:p>
          </table:table-cell>
          <table:table-cell table:style-name="ce25" office:value-type="float" office:value="4447" calcext:value-type="float">
            <text:p>4447</text:p>
          </table:table-cell>
          <table:table-cell table:style-name="ce25" office:value-type="float" office:value="4397" calcext:value-type="float">
            <text:p>4397</text:p>
          </table:table-cell>
          <table:table-cell table:style-name="ce25" table:formula="of:=[.D10]-[.E10]" office:value-type="float" office:value="50" calcext:value-type="float">
            <text:p>50</text:p>
          </table:table-cell>
          <table:table-cell table:style-name="ce25" table:formula="of:=[.F10]/[.C10]" office:value-type="float" office:value="0.0124501992031873" calcext:value-type="float">
            <text:p>0,0124501992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6" office:value-type="float" office:value="5062" calcext:value-type="float">
            <text:p>5062</text:p>
          </table:table-cell>
          <table:table-cell table:style-name="ce26" office:value-type="float" office:value="4282" calcext:value-type="float">
            <text:p>4282</text:p>
          </table:table-cell>
          <table:table-cell table:style-name="ce26" office:value-type="float" office:value="4217" calcext:value-type="float">
            <text:p>4217</text:p>
          </table:table-cell>
          <table:table-cell table:style-name="ce26" table:formula="of:=[.D11]-[.E11]" office:value-type="float" office:value="65" calcext:value-type="float">
            <text:p>65</text:p>
          </table:table-cell>
          <table:table-cell table:style-name="ce26" table:formula="of:=[.F11]/[.C11]" office:value-type="float" office:value="0.0128407743974714" calcext:value-type="float">
            <text:p>0,0128407744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5" office:value-type="float" office:value="6028" calcext:value-type="float">
            <text:p>6028</text:p>
          </table:table-cell>
          <table:table-cell table:style-name="ce25" office:value-type="float" office:value="4132" calcext:value-type="float">
            <text:p>4132</text:p>
          </table:table-cell>
          <table:table-cell table:style-name="ce25" office:value-type="float" office:value="4050" calcext:value-type="float">
            <text:p>4050</text:p>
          </table:table-cell>
          <table:table-cell table:style-name="ce25" table:formula="of:=[.D12]-[.E12]" office:value-type="float" office:value="82" calcext:value-type="float">
            <text:p>82</text:p>
          </table:table-cell>
          <table:table-cell table:style-name="ce25" table:formula="of:=[.F12]/[.C12]" office:value-type="float" office:value="0.0136031851360319" calcext:value-type="float">
            <text:p>0,0136031851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6" office:value-type="float" office:value="7048" calcext:value-type="float">
            <text:p>7048</text:p>
          </table:table-cell>
          <table:table-cell table:style-name="ce26" office:value-type="float" office:value="3939" calcext:value-type="float">
            <text:p>3939</text:p>
          </table:table-cell>
          <table:table-cell table:style-name="ce26" office:value-type="float" office:value="3844" calcext:value-type="float">
            <text:p>3844</text:p>
          </table:table-cell>
          <table:table-cell table:style-name="ce26" table:formula="of:=[.D13]-[.E13]" office:value-type="float" office:value="95" calcext:value-type="float">
            <text:p>95</text:p>
          </table:table-cell>
          <table:table-cell table:style-name="ce26" table:formula="of:=[.F13]/[.C13]" office:value-type="float" office:value="0.0134790011350738" calcext:value-type="float">
            <text:p>0,0134790011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5" office:value-type="float" office:value="7563" calcext:value-type="float">
            <text:p>7563</text:p>
          </table:table-cell>
          <table:table-cell table:style-name="ce25" office:value-type="float" office:value="3852" calcext:value-type="float">
            <text:p>3852</text:p>
          </table:table-cell>
          <table:table-cell table:style-name="ce25" office:value-type="float" office:value="3748" calcext:value-type="float">
            <text:p>3748</text:p>
          </table:table-cell>
          <table:table-cell table:style-name="ce25" table:formula="of:=[.D14]-[.E14]" office:value-type="float" office:value="104" calcext:value-type="float">
            <text:p>104</text:p>
          </table:table-cell>
          <table:table-cell table:style-name="ce25" table:formula="of:=[.F14]/[.C14]" office:value-type="float" office:value="0.0137511569483009" calcext:value-type="float">
            <text:p>0,0137511569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/>
          <table:table-cell table:style-name="ce17"/>
          <table:table-cell table:style-name="ce26" office:value-type="float" office:value="3824" calcext:value-type="float">
            <text:p>3824</text:p>
          </table:table-cell>
          <table:table-cell table:style-name="ce26" office:value-type="float" office:value="11982" calcext:value-type="float">
            <text:p>11982</text:p>
          </table:table-cell>
          <table:table-cell table:style-name="ce26" office:value-type="float" office:value="11932" calcext:value-type="float">
            <text:p>11932</text:p>
          </table:table-cell>
          <table:table-cell table:style-name="ce26" table:formula="of:=[.D15]-[.E15]" office:value-type="float" office:value="50" calcext:value-type="float">
            <text:p>50</text:p>
          </table:table-cell>
          <table:table-cell table:style-name="ce26" table:formula="of:=[.F15]/[.C15]" office:value-type="float" office:value="0.0130753138075314" calcext:value-type="float">
            <text:p>0,0130753138</text:p>
          </table:table-cell>
          <table:table-cell table:number-columns-repeated="4"/>
          <table:table-cell table:style-name="ce17" table:number-columns-repeated="1013"/>
        </table:table-row>
        <table:table-row table:style-name="ro2">
          <table:table-cell table:style-name="Default"/>
          <table:table-cell table:number-columns-repeated="5"/>
          <table:table-cell table:style-name="ce3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/>
          <table:table-cell table:number-columns-repeated="4"/>
          <table:table-cell table:style-name="ce35" office:value-type="string" calcext:value-type="string">
            <text:p>Average =</text:p>
          </table:table-cell>
          <table:table-cell table:style-name="ce37" table:formula="of:=AVERAGE([.G6:.G15])" office:value-type="float" office:value="0.0135558718128992" calcext:value-type="float">
            <text:p>0,0135558718</text:p>
          </table:table-cell>
          <table:table-cell table:style-name="Default" table:number-columns-repeated="4"/>
          <table:table-cell table:number-columns-repeated="1013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/>
          <table:table-cell table:number-columns-repeated="4"/>
          <table:table-cell table:style-name="ce15" office:value-type="string" calcext:value-type="string" table:number-columns-spanned="2" table:number-rows-spanned="1">
            <text:p>Calibration String =</text:p>
          </table:table-cell>
          <table:covered-table-cell table:style-name="ce33"/>
          <table:table-cell table:style-name="ce27" table:formula="of:=CONCATENATE(&quot;:CAL:VD:&quot;;ROUND([.G18];10);&quot;,0.000&quot;)" office:value-type="string" office:string-value=":CAL:VD:0,0135558718,0.000" calcext:value-type="string" table:number-columns-spanned="4" table:number-rows-spanned="1">
            <text:p>:CAL:VD:0,0135558718,0.000</text:p>
          </table:table-cell>
          <table:covered-table-cell table:number-columns-repeated="3" table:style-name="ce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20" number:min-integer-digits="1"/>
    </number:number-style>
    <number:number-style style:name="N111">
      <number:number number:decimal-places="10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7:25:45.46988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2-14T12:31:06</meta:creation-date>
    <dc:date>2015-04-01T17:26:00.974085593</dc:date>
    <meta:editing-duration>P4DT2H48M45S</meta:editing-duration>
    <meta:editing-cycles>131</meta:editing-cycles>
    <meta:generator>LibreOffice/4.2.7.2$Linux_X86_64 LibreOffice_project/420m0$Build-2</meta:generator>
    <meta:document-statistic meta:table-count="5" meta:cell-count="291" meta:object-count="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4'.C7:'Step 4'.D56" svg:x="0.32cm" svg:y="0.18cm" svg:width="11.264cm" svg:height="8.64cm">
          <chartooo:coordinate-region svg:x="1.312cm" svg:y="0.38cm" svg:width="9.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4'.C7:'Step 4'.C56" chart:class="chart:scatter">
            <chart:domain table:cell-range-address="'Step 4'.D7:'Step 4'.D56"/>
            <chart:regression-curve chart:style-name="ch7">
              <chart:equation chart:display-equation="true" chart:display-r-square="tru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">
                <text:p>3.33</text:p>
                <draw:g>
                  <svg:desc>'Step 4'.D7:'Step 4'.D56</svg:desc>
                </draw:g>
              </table:table-cell>
              <table:table-cell office:value-type="float" office:value="6">
                <text:p>6</text:p>
                <draw:g>
                  <svg:desc>'Step 4'.C7:'Step 4'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2">
                <text:p>6.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5">
                <text:p>10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3">
                <text:p>28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95">
                <text:p>63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83">
                <text:p>81.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2">
                <text:p>119.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.55">
                <text:p>139.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.74">
                <text:p>179.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.88">
                <text:p>364.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">
                <text:p>5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">
                <text:p>7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2">
                <text:p>132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3">
                <text:p>17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2">
                <text:p>1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2">
                <text:p>209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3">
                <text:p>22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9">
                <text:p>247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0">
                <text:p>26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8">
                <text:p>28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1">
                <text:p>305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2">
                <text:p>32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4">
                <text:p>343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3">
                <text:p>36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15">
                <text:p>38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6">
                <text:p>400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8">
                <text:p>419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87">
                <text:p>438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7">
                <text:p>457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70">
                <text:p>477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9">
                <text:p>4959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7">
                <text:p>514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40">
                <text:p>53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34">
                <text:p>553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5">
                <text:p>572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19">
                <text:p>591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12">
                <text:p>61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3">
                <text:p>630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92">
                <text:p>66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3">
                <text:p>688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5">
                <text:p>707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66">
                <text:p>7266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58">
                <text:p>745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49">
                <text:p>76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47">
                <text:p>7747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31">
                <text:p>7831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2'.B7:'Step 2'.C33" svg:x="0.32cm" svg:y="0.18cm" svg:width="11.264cm" svg:height="8.64cm">
          <chartooo:coordinate-region svg:x="0.941cm" svg:y="0.379cm" svg:width="10.4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2'.B7:'Step 2'.B33" chart:class="chart:scatter">
            <chart:domain table:cell-range-address="'Step 2'.C7:'Step 2'.C33"/>
            <chart:regression-curve chart:style-name="ch7">
              <chart:equation chart:display-equation="true" chart:display-r-square="true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5">
                <text:p>0.0055</text:p>
                <draw:g>
                  <svg:desc>'Step 2'.C7:'Step 2'.C33</svg:desc>
                </draw:g>
              </table:table-cell>
              <table:table-cell office:value-type="float" office:value="0.1">
                <text:p>0.1</text:p>
                <draw:g>
                  <svg:desc>'Step 2'.B7:'Step 2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5">
                <text:p>0.0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5">
                <text:p>0.1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">
                <text:p>0.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5">
                <text:p>0.4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6">
                <text:p>0.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5">
                <text:p>0.57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25">
                <text:p>0.6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6">
                <text:p>0.7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95">
                <text:p>0.8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5">
                <text:p>0.91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">
                <text:p>1.0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25">
                <text:p>1.1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55">
                <text:p>1.2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85">
                <text:p>1.3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">
                <text:p>1.4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55">
                <text:p>1.4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85">
                <text:p>1.57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615">
                <text:p>1.6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45">
                <text:p>1.7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75">
                <text:p>1.8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15">
                <text:p>1.9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45">
                <text:p>1.99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ffff00" draw:opacity="25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'Step 3'.B7:'Step 3'.C25" svg:x="0.32cm" svg:y="0.18cm" svg:width="11.264cm" svg:height="8.64cm">
          <chartooo:coordinate-region svg:x="0.756cm" svg:y="0.379cm" svg:width="10.7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3'.B7:'Step 3'.B25" chart:class="chart:scatter">
            <chart:domain table:cell-range-address="'Step 3'.C7:'Step 3'.C25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  <draw:g>
                  <svg:desc>'Step 3'.C7:'Step 3'.C25</svg:desc>
                </draw:g>
              </table:table-cell>
              <table:table-cell office:value-type="float" office:value="0.05">
                <text:p>0.05</text:p>
                <draw:g>
                  <svg:desc>'Step 3'.B7:'Step 3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">
                <text:p>0.09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">
                <text:p>0.29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">
                <text:p>0.507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">
                <text:p>0.81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5">
                <text:p>1.05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9">
                <text:p>1.439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">
                <text:p>1.855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9">
                <text:p>2.079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9">
                <text:p>2.479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">
                <text:p>2.91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16">
                <text:p>3.1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7">
                <text:p>4.17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9">
                <text:p>4.669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5">
                <text:p>5.205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6">
                <text:p>6.24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49">
                <text:p>7.349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02">
                <text:p>7.802</text:p>
              </table:table-cell>
              <table:table-cell office:value-type="float" office:value="7.512">
                <text:p>7.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84">
                <text:p>7.984</text:p>
              </table:table-cell>
              <table:table-cell office:value-type="float" office:value="7.686">
                <text:p>7.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